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0C05EC1315CBF2B85D4.png" manifest:media-type="image/png"/>
  <manifest:file-entry manifest:full-path="Pictures/1000AFF80000154A00000FEB08D1519C62BA1F9D.svg" manifest:media-type="image/svg+xml"/>
  <manifest:file-entry manifest:full-path="Pictures/100000000000017A00000171BEC55BB0BA0C64AB.png" manifest:media-type="image/png"/>
  <manifest:file-entry manifest:full-path="Pictures/100000000000017A00000171177EBD697E42E992.png" manifest:media-type="image/png"/>
  <manifest:file-entry manifest:full-path="Pictures/100002010000015C0000022CB9A9F430A8141E7A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0201000000B900000025F0C1219FC7E75F5A.png" manifest:media-type="image/png"/>
  <manifest:file-entry manifest:full-path="Pictures/100055C500000F4C0000031AA424FA8BD41AC5D7.svg" manifest:media-type="image/svg+xml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objectwithoutfill">
      <style:graphic-properties svg:stroke-color="#b2b2b2" draw:fill="solid" draw:textarea-vertical-align="middle"/>
    </style:style>
    <style:style style:name="gr139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4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5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cm" fo:min-width="17.596cm" fo:padding-top="0.027cm" fo:padding-bottom="0.027cm" fo:padding-left="0.027cm" fo:padding-right="0.027cm"/>
    </style:style>
    <style:style style:name="gr14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6.396cm" fo:padding-top="0.053cm" fo:padding-bottom="0.053cm" fo:padding-left="0.053cm" fo:padding-right="0.053cm"/>
    </style:style>
    <style:style style:name="gr14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5.533cm" fo:padding-top="0.053cm" fo:padding-bottom="0.053cm" fo:padding-left="0.053cm" fo:padding-right="0.053cm"/>
      <style:paragraph-properties style:writing-mode="lr-tb"/>
    </style:style>
    <style:style style:name="gr148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28cm" fo:min-width="17.624cm" fo:padding-top="0.027cm" fo:padding-bottom="0.027cm" fo:padding-left="0.027cm" fo:padding-right="0.027cm"/>
    </style:style>
    <style:style style:name="gr14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5cm" fo:min-width="2.537cm" fo:padding-top="0.143cm" fo:padding-bottom="0.143cm" fo:padding-left="0.268cm" fo:padding-right="0.268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151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63cm" fo:min-width="0.328cm" fo:padding-top="0.143cm" fo:padding-bottom="0.143cm" fo:padding-left="0.268cm" fo:padding-right="0.26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153" style:family="graphic" style:parent-style-name="standard">
      <style:graphic-properties draw:stroke="dash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8cm" fo:min-width="2.537cm" fo:padding-top="0.143cm" fo:padding-bottom="0.143cm" fo:padding-left="0.268cm" fo:padding-right="0.268cm"/>
    </style:style>
    <style:style style:name="gr154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3cm" fo:min-width="1.013cm" fo:padding-top="0.143cm" fo:padding-bottom="0.143cm" fo:padding-left="0.268cm" fo:padding-right="0.268cm"/>
    </style:style>
    <style:style style:name="gr15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15cm" fo:min-width="2.614cm" fo:padding-top="0.143cm" fo:padding-bottom="0.143cm" fo:padding-left="0.268cm" fo:padding-right="0.268cm"/>
      <style:paragraph-properties style:writing-mode="lr-tb"/>
    </style:style>
    <style:style style:name="gr156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28cm" fo:min-width="1.013cm" fo:padding-top="0.143cm" fo:padding-bottom="0.143cm" fo:padding-left="0.268cm" fo:padding-right="0.268cm"/>
    </style:style>
    <style:style style:name="gr157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28cm" fo:min-width="0.429cm" fo:padding-top="0.143cm" fo:padding-bottom="0.143cm" fo:padding-left="0.268cm" fo:padding-right="0.268cm"/>
    </style:style>
    <style:style style:name="gr158" style:family="graphic" style:parent-style-name="objectwithoutfill">
      <style:graphic-properties draw:stroke="dash" svg:stroke-color="#b2b2b2" draw:fill="solid" draw:textarea-vertical-align="middle"/>
    </style:style>
    <style:style style:name="gr15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48cm" fo:min-width="2.614cm" fo:padding-top="0.143cm" fo:padding-bottom="0.143cm" fo:padding-left="0.268cm" fo:padding-right="0.268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16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26cm" fo:min-width="6.396cm" fo:padding-top="0.053cm" fo:padding-bottom="0.053cm" fo:padding-left="0.053cm" fo:padding-right="0.053cm"/>
    </style:style>
    <style:style style:name="gr1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26cm" fo:min-width="5.533cm" fo:padding-top="0.053cm" fo:padding-bottom="0.053cm" fo:padding-left="0.053cm" fo:padding-right="0.053cm"/>
      <style:paragraph-properties style:writing-mode="lr-tb"/>
    </style:style>
    <style:style style:name="gr1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26cm" fo:min-width="5.431cm" fo:padding-top="0.053cm" fo:padding-bottom="0.053cm" fo:padding-left="0.053cm" fo:padding-right="0.053cm"/>
      <style:paragraph-properties style:writing-mode="lr-tb"/>
    </style:style>
    <style:style style:name="gr164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312cm" fo:min-width="17.624cm" fo:padding-top="0.027cm" fo:padding-bottom="0.027cm" fo:padding-left="0.027cm" fo:padding-right="0.027cm"/>
    </style:style>
    <style:style style:name="gr16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6.346cm" fo:padding-top="0.053cm" fo:padding-bottom="0.053cm" fo:padding-left="0.053cm" fo:padding-right="0.053cm"/>
    </style:style>
    <style:style style:name="gr16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689cm" fo:min-width="5.533cm" fo:padding-top="0.053cm" fo:padding-bottom="0.053cm" fo:padding-left="0.053cm" fo:padding-right="0.053cm"/>
      <style:paragraph-properties style:writing-mode="lr-tb"/>
    </style:style>
    <style:style style:name="gr16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5.533cm" fo:padding-top="0.053cm" fo:padding-bottom="0.053cm" fo:padding-left="0.053cm" fo:padding-right="0.053cm"/>
      <style:paragraph-properties style:writing-mode="lr-tb"/>
    </style:style>
    <style:style style:name="gr168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354cm" fo:min-width="12.556cm"/>
    </style:style>
    <style:style style:name="gr169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170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976cm" fo:min-width="0.259cm" fo:padding-top="0.143cm" fo:padding-bottom="0.143cm" fo:padding-left="0.268cm" fo:padding-right="0.268cm"/>
    </style:style>
    <style:style style:name="gr171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1.196cm" fo:padding-top="0.143cm" fo:padding-bottom="0.143cm" fo:padding-left="0.268cm" fo:padding-right="0.268cm"/>
    </style:style>
    <style:style style:name="gr172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0.688cm" fo:padding-top="0.143cm" fo:padding-bottom="0.143cm" fo:padding-left="0.268cm" fo:padding-right="0.268cm"/>
    </style:style>
    <style:style style:name="gr17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738cm" fo:min-width="17.596cm" fo:padding-top="0.027cm" fo:padding-bottom="0.027cm" fo:padding-left="0.027cm" fo:padding-right="0.027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57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58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59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size="14pt" fo:font-style="normal" fo:font-weight="normal" style:font-size-asian="14pt" style:font-size-complex="14pt"/>
    </style:style>
    <style:style style:name="P61" style:family="paragraph">
      <loext:graphic-properties draw:fill="gradient" draw:fill-color="#dddddd" draw:fill-gradient-name="Gradient_20_56" draw:opacity="100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font-size="14pt" fo:font-style="normal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7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9cm" svg:y1="6.758cm" svg:x2="17.87cm" svg:y2="5.752cm" draw:start-shape="id9" draw:start-glue-point="10" draw:end-shape="id8" draw:end-glue-point="1" svg:d="M19619 6758c-1312 0-438-1006-1749-1006" svg:viewBox="0 0 1750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3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6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138" draw:text-style-name="P3" draw:layer="layout" svg:x1="12.69cm" svg:y1="6.604cm" svg:x2="12.69cm" svg:y2="14.986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g>
          <draw:frame draw:style-name="gr140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4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2" draw:layer="layout" svg:width="5.639cm" svg:height="8.382cm" svg:x="13.93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38" draw:text-style-name="P3" draw:layer="layout" svg:x1="13.939cm" svg:y1="6.604cm" svg:x2="13.939cm" svg:y2="14.986cm">
          <text:p/>
        </draw:line>
        <draw:line draw:style-name="gr66" draw:text-style-name="P5" draw:layer="layout" svg:x1="10.264cm" svg:y1="10.783cm" svg:x2="23.303cm" svg:y2="10.783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5cm" svg:y1="13.967cm" svg:x2="19.901cm" svg:y2="8.939cm">
          <text:p/>
        </draw:line>
        <draw:line draw:style-name="gr66" draw:text-style-name="P5" draw:layer="layout" svg:x1="9.777cm" svg:y1="13.888cm" svg:x2="10.336cm" svg:y2="10.718cm">
          <text:p/>
        </draw:line>
        <draw:line draw:style-name="gr71" draw:text-style-name="P4" draw:layer="layout" svg:x1="7.608cm" svg:y1="13.882cm" svg:x2="9.538cm" svg:y2="13.883cm">
          <text:p/>
        </draw:line>
        <draw:line draw:style-name="gr67" draw:text-style-name="P5" draw:layer="layout" svg:x1="9.065cm" svg:y1="13.879cm" svg:x2="19.094cm" svg:y2="13.879cm">
          <text:p/>
        </draw:line>
        <draw:custom-shape draw:style-name="gr106" draw:text-style-name="P32" draw:layer="layout" svg:width="1.372cm" svg:height="1.372cm" svg:x="14.2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75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19.824cm" svg:y1="9.004cm" svg:x2="23.392cm" svg:y2="9.004cm">
          <text:p/>
        </draw:line>
        <draw:line draw:style-name="gr68" draw:text-style-name="P5" draw:layer="layout" svg:x1="19.573cm" svg:y1="10.807cm" svg:x2="19.879cm" svg:y2="9.069cm">
          <text:p/>
        </draw:line>
        <draw:line draw:style-name="gr68" draw:text-style-name="P5" draw:layer="layout" svg:x1="20.086cm" svg:y1="9.004cm" svg:x2="23.53cm" svg:y2="9.004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svg:x="10.253cm" svg:y="9.62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8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6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5.7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1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7" draw:layer="layout" svg:width="3.073cm" svg:height="5.334cm" svg:x="10.336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8.04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1" draw:text-style-name="P47" draw:layer="layout" svg:width="0.864cm" svg:height="0.914cm" svg:x="14.972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5.608cm" svg:y="8.36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4.966cm" svg:y="8.36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3" draw:text-style-name="P47" draw:layer="layout" svg:width="3.073cm" svg:height="5.334cm" svg:x="15.836cm" svg:y="9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6" draw:layer="layout" svg:width="1.549cm" svg:height="0.914cm" svg:x="8.789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9.985cm" svg:y="8.42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8.901cm" svg:y="8.4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</draw:page>
      <draw:page draw:name="page16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3" draw:layer="layout" svg:x1="12.69cm" svg:y1="6.604cm" svg:x2="12.69cm" svg:y2="14.986cm">
          <text:p/>
        </draw:line>
        <draw:line draw:style-name="gr138" draw:text-style-name="P3" draw:layer="layout" svg:x1="19.578cm" svg:y1="6.604cm" svg:x2="19.578cm" svg:y2="14.986cm">
          <text:p/>
        </draw:lin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30" draw:start-glue-point="3" svg:d="M24130 9008c952 0 568-724 769-724" svg:viewBox="0 0 770 725">
          <text:p/>
        </draw:connector>
        <draw:ellipse draw:style-name="gr17" draw:text-style-name="P11" xml:id="id30" draw:id="id3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frame draw:style-name="gr126" draw:text-style-name="P48" draw:layer="layout" svg:width="2.76cm" svg:height="0.962cm" svg:x="14.764cm" svg:y="8.85cm">
          <draw:text-box>
            <text:p text:style-name="P8"><text:span text:style-name="T6">Blocker</text:span></text:p>
          </draw:text-box>
        </draw:frame>
        <draw:line draw:style-name="gr66" draw:text-style-name="P5" draw:layer="layout" svg:x1="11.526cm" svg:y1="10.783cm" svg:x2="15.738cm" svg:y2="10.783cm">
          <text:p/>
        </draw:line>
        <draw:custom-shape draw:style-name="gr99" draw:text-style-name="P40" draw:layer="layout" svg:width="0.813cm" svg:height="2.184cm" svg:x="15.7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9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4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50" draw:layer="layout" svg:width="5.639cm" svg:height="8.382cm" svg:x="13.939cm" svg:y="6.604cm">
          <text:p text:style-name="P49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1" draw:layer="layout" svg:width="5.537cm" svg:height="8.382cm" svg:x="19.578cm" svg:y="6.604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7.442cm" svg:y="6.703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19.578cm" svg:y="6.718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3.939cm" svg:y="6.703cm">
          <draw:text-box>
            <text:p><text:span text:style-name="T7">Interaction</text:span></text:p>
          </draw:text-box>
        </draw:frame>
        <draw:line draw:style-name="gr138" draw:text-style-name="P3" draw:layer="layout" svg:x1="13.939cm" svg:y1="6.604cm" svg:x2="13.939cm" svg:y2="14.986cm">
          <text:p/>
        </draw:line>
        <draw:line draw:style-name="gr66" draw:text-style-name="P5" draw:layer="layout" svg:x1="10.264cm" svg:y1="10.604cm" svg:x2="23.303cm" svg:y2="10.604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918cm" svg:y1="13.703cm" svg:x2="9.442cm" svg:y2="13.704cm">
          <text:p/>
        </draw:line>
        <draw:line draw:style-name="gr67" draw:text-style-name="P5" draw:layer="layout" svg:x1="8.051cm" svg:y1="13.703cm" svg:x2="19.094cm" svg:y2="13.703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604cm" svg:x2="23.409cm" svg:y2="10.604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1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7" draw:layer="layout" svg:x1="19.818cm" svg:y1="8.832cm" svg:x2="23.386cm" svg:y2="8.832cm">
          <text:p/>
        </draw:line>
        <draw:line draw:style-name="gr68" draw:text-style-name="P5" draw:layer="layout" svg:x1="19.569cm" svg:y1="10.628cm" svg:x2="19.875cm" svg:y2="8.89cm">
          <text:p/>
        </draw:line>
        <draw:line draw:style-name="gr68" draw:text-style-name="P5" draw:layer="layout" svg:x1="20.086cm" svg:y1="8.832cm" svg:x2="23.53cm" svg:y2="8.832cm">
          <text:p/>
        </draw:line>
        <draw:connector draw:style-name="gr18" draw:text-style-name="P3" draw:layer="layout" draw:type="curve" svg:x1="24.13cm" svg:y1="8.829cm" svg:x2="24.899cm" svg:y2="8.105cm" draw:start-shape="id32" draw:start-glue-point="3" svg:d="M24130 8829c952 0 568-724 769-724" svg:viewBox="0 0 770 725">
          <text:p/>
        </draw:connector>
        <draw:ellipse draw:style-name="gr17" draw:text-style-name="P11" xml:id="id32" draw:id="id32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5.664cm" svg:y="9.465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5" draw:text-style-name="P58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6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5" draw:text-style-name="P58" draw:layer="layout" svg:width="3.15cm" svg:height="5.436cm" svg:x="15.73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9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50" draw:layer="layout" svg:width="5.639cm" svg:height="8.382cm" svg:x="13.939cm" svg:y="6.604cm">
          <text:p text:style-name="P49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1" draw:layer="layout" svg:width="5.537cm" svg:height="8.382cm" svg:x="19.578cm" svg:y="6.604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7.442cm" svg:y="6.703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19.578cm" svg:y="6.718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3.939cm" svg:y="6.703cm">
          <draw:text-box>
            <text:p><text:span text:style-name="T7">Interaction</text:span></text:p>
          </draw:text-box>
        </draw:frame>
        <draw:line draw:style-name="gr158" draw:text-style-name="P3" draw:layer="layout" svg:x1="13.939cm" svg:y1="6.604cm" svg:x2="13.939cm" svg:y2="14.986cm">
          <text:p/>
        </draw:line>
        <draw:line draw:style-name="gr66" draw:text-style-name="P5" draw:layer="layout" svg:x1="10.264cm" svg:y1="10.604cm" svg:x2="16.76cm" svg:y2="10.604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918cm" svg:y1="13.702cm" svg:x2="9.442cm" svg:y2="13.703cm">
          <text:p/>
        </draw:line>
        <draw:line draw:style-name="gr67" draw:text-style-name="P5" draw:layer="layout" svg:x1="8.051cm" svg:y1="13.702cm" svg:x2="19.094cm" svg:y2="13.702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67" draw:text-style-name="P57" draw:layer="layout" svg:x1="19.618cm" svg:y1="10.604cm" svg:x2="23.186cm" svg:y2="10.604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3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7" draw:layer="layout" svg:x1="19.818cm" svg:y1="8.832cm" svg:x2="23.386cm" svg:y2="8.832cm">
          <text:p/>
        </draw:line>
        <draw:connector draw:style-name="gr18" draw:text-style-name="P3" draw:layer="layout" draw:type="curve" svg:x1="24.13cm" svg:y1="8.829cm" svg:x2="24.899cm" svg:y2="8.105cm" draw:start-shape="id34" draw:start-glue-point="3" svg:d="M24130 8829c952 0 568-724 769-724" svg:viewBox="0 0 770 725">
          <text:p/>
        </draw:connector>
        <draw:ellipse draw:style-name="gr17" draw:text-style-name="P11" xml:id="id34" draw:id="id34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5" draw:text-style-name="P58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6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9" draw:text-style-name="P58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9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frame draw:style-name="gr160" draw:text-style-name="P60" draw:layer="layout" svg:width="2.157cm" svg:height="0.806cm" svg:x="15.697cm" svg:y="8.773cm">
          <draw:text-box>
            <text:p text:style-name="P8"><text:span text:style-name="T8">Blocker</text:span></text:p>
          </draw:text-box>
        </draw:frame>
        <draw:custom-shape draw:style-name="gr99" draw:text-style-name="P40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161" draw:text-style-name="P41" draw:layer="layout" svg:width="6.502cm" svg:height="7.366cm" svg:x="7.44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0" draw:layer="layout" svg:width="5.639cm" svg:height="7.366cm" svg:x="13.939cm" svg:y="7.604cm">
          <text:p text:style-name="P49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5.537cm" svg:height="7.366cm" svg:x="19.578cm" svg:y="7.604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8.45cm" svg:y="7.703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19.926cm" svg:y="13.95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4.884cm" svg:y="7.703cm">
          <draw:text-box>
            <text:p><text:span text:style-name="T7">Interaction</text:span></text:p>
          </draw:text-box>
        </draw:frame>
        <draw:line draw:style-name="gr138" draw:text-style-name="P3" draw:layer="layout" svg:x1="13.939cm" svg:y1="7.604cm" svg:x2="13.939cm" svg:y2="14.97cm">
          <text:p/>
        </draw:line>
        <draw:line draw:style-name="gr66" draw:text-style-name="P5" draw:layer="layout" svg:x1="10.264cm" svg:y1="10.604cm" svg:x2="16.76cm" svg:y2="10.604cm">
          <text:p/>
        </draw:line>
        <draw:line draw:style-name="gr138" draw:text-style-name="P3" draw:layer="layout" svg:x1="19.578cm" svg:y1="7.604cm" svg:x2="19.578cm" svg:y2="14.97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608cm" svg:y1="13.703cm" svg:x2="9.538cm" svg:y2="13.704cm">
          <text:p/>
        </draw:line>
        <draw:line draw:style-name="gr67" draw:text-style-name="P5" draw:layer="layout" svg:x1="9.065cm" svg:y1="13.7cm" svg:x2="19.094cm" svg:y2="13.7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67" draw:text-style-name="P57" draw:layer="layout" svg:x1="19.618cm" svg:y1="10.604cm" svg:x2="23.186cm" svg:y2="10.604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5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7" draw:layer="layout" svg:x1="19.818cm" svg:y1="8.832cm" svg:x2="23.386cm" svg:y2="8.832cm">
          <text:p/>
        </draw:line>
        <draw:connector draw:style-name="gr18" draw:text-style-name="P3" draw:layer="layout" draw:type="curve" svg:x1="24.13cm" svg:y1="8.829cm" svg:x2="24.899cm" svg:y2="8.105cm" draw:start-shape="id36" draw:start-glue-point="3" svg:d="M24130 8829c952 0 568-724 769-724" svg:viewBox="0 0 770 725">
          <text:p/>
        </draw:connector>
        <draw:ellipse draw:style-name="gr17" draw:text-style-name="P11" xml:id="id36" draw:id="id36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5" draw:text-style-name="P58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6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9" draw:text-style-name="P58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9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frame draw:style-name="gr160" draw:text-style-name="P60" draw:layer="layout" svg:width="2.157cm" svg:height="0.806cm" svg:x="15.697cm" svg:y="8.773cm">
          <draw:text-box>
            <text:p text:style-name="P8"><text:span text:style-name="T8">Blocker</text:span></text:p>
          </draw:text-box>
        </draw:frame>
        <draw:custom-shape draw:style-name="gr99" draw:text-style-name="P40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1" draw:layer="layout" svg:width="17.678cm" svg:height="7.366cm" svg:x="7.442cm" svg:y="7.604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custom-shape draw:style-name="gr165" draw:text-style-name="P41" draw:layer="layout" svg:width="6.452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42" draw:layer="layout" svg:width="5.639cm" svg:height="10.795cm" svg:x="13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67" draw:text-style-name="P43" draw:layer="layout" svg:width="5.639cm" svg:height="10.82cm" svg:x="19.481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3" draw:layer="layout" svg:x1="19.481cm" svg:y1="5.385cm" svg:x2="19.481cm" svg:y2="16.205cm">
          <text:p/>
        </draw:line>
        <draw:line draw:style-name="gr138" draw:text-style-name="P3" draw:layer="layout" svg:x1="13.881cm" svg:y1="5.385cm" svg:x2="13.881cm" svg:y2="16.205cm">
          <text:p/>
        </draw:line>
        <draw:custom-shape draw:style-name="gr168" draw:text-style-name="P61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69" draw:text-style-name="P3" draw:layer="layout" svg:x1="13.259cm" svg:y1="7.96cm" svg:x2="13.259cm" svg:y2="13.675cm">
          <text:p/>
        </draw:line>
        <draw:line draw:style-name="gr169" draw:text-style-name="P3" draw:layer="layout" svg:x1="19.023cm" svg:y1="7.96cm" svg:x2="19.023cm" svg:y2="12.877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7" draw:id="id37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37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358cm" svg:y="10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7.4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9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341cm" svg:y1="9.294cm" svg:x2="16.3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042cm" svg:y="11.0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9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5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9" draw:layer="layout" svg:width="0.813cm" svg:height="8.28cm" svg:x="15.9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454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929cm" svg:y="5.565cm">
          <draw:text-box>
            <text:p><text:span text:style-name="T5">Interaction</text:span></text:p>
          </draw:text-box>
        </draw:frame>
        <draw:ellipse draw:style-name="gr17" draw:text-style-name="P11" xml:id="id38" draw:id="id38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38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7" draw:layer="layout" svg:width="1.778cm" svg:height="1.067cm" svg:x="11.4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216cm" svg:height="1.027cm" svg:x="12.9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1.6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6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9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72" draw:text-style-name="P47" draw:layer="layout" svg:width="1.27cm" svg:height="1.067cm" svg:x="17.7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56" draw:display-name="Gradient 56" draw:style="axial" draw:start-color="#ffffff" draw:end-color="#cccccc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6-01-13T14:16:06.341522232</dc:date>
    <meta:editing-duration>P11DT21H51M50S</meta:editing-duration>
    <meta:editing-cycles>197</meta:editing-cycles>
    <meta:generator>LibreOffice/6.4.7.2$Linux_X86_64 LibreOffice_project/40$Build-2</meta:generator>
    <meta:document-statistic meta:object-count="859"/>
  </office:meta>
</office:document-meta>
</file>